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italic" style:font-style-asian="italic" style:font-style-complex="italic"/>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rita está desnuda en una habitación vacía. O casi vacía, salvo por dos sillas, la del Dorita y la del hombre que la tortura. El torturador canta una canción sobre las palpitaciones de un corazón al sol. Es un hombre de sufrido aspecto, espalda encorvada por las privaciones o la obediencia, no muy limpio ni en sus hábitos ni en su manera de hablar, uno de esas personas que hablan atropelladamente, malpasando los labios sobre las palabras y perlando a su interlocutor con gotitas de saliva propias de la prisa por pronunciar. Pero un hombre honrado al fin, alguien que hace lo que le piden a cambio de una suma fija y mensual de dinero. Torturador de 10 de la mañana a 6 de la tarde, con excepcionales horas extras de madrugada. Vacaciones dos veces al año. Aguinaldo. Dorita, su objeto de trabajo, está desnuda, llorando, sufriendo la milla de dolor, cual se debe en los buenos torturados. No se le ha tocado ni con el pétalo de una picana, no se le ha aplicado agua mineral, no se le ha sumergido en ningún lado, no ha habido hasta ahora una sola gota de violencia. Pero Dorita llora porque está desnuda frente a un hombre que no conoce, un burócrata cualquiera del terror, alguien que en la calle no representaría ninguna amenaza, pero que aquí, en esta habitación casi vacía, sin ventanas, alejada de cualquier lugar más o menos humano, dice palabras breves, rápidas, perladas de saliva: te vamos a tener que torturar, y esa sola frase sobre una mujer desnuda esperando lo peor abre la compuerta del llanto, del sufrimiento por anticipado, del estrés oxidativo, dirían los biólogos. Un cuerpecito sufriendo en el plano imaginario lo que a continuación le tocará sufrir en en plano real. Sin nada más que decir, el torturador vuelve a tararear su cancioncita. La muchacha solloza. La muchacha es bonita, tan bonita como aquellas torturada de serie policiaca de de diez de la noche, una de esas series cuyos héroes son policías científicos, guardianes del orden científico, moral, legal del mundo: en esas series nunca torturan feos: los bonitos constituyen mejor carne de tortura que los feos, acaso porque la fealdad es en sí una tortura lenta, indolora pero terrible, los feos nacen con la picana de su fealdad puesta: los feos no son interesantes para las series policiacas porque se han ya acostumbrado al dolor. Dorita no. Ella era espectadora de series policiacas, nunca protagonista, ella era consumidora, no objeto de consumo. Ella daría toda su belleza por estar ahora acostada en el sillón abrazando a su novio bajo una cobija, su cabello color topacio desparramado en la comodidad flojita de la almohada, el sueño profesional venciéndola: mañana hay que trabajar. Pero no. Mañana son vacaciones para Dorita, vacaciones de desaparición. Les dicen desaparecidos. Malamente. Díganles masovacacionistas. Vacacionistas del sufrimiento. Gente que se ausenta del mundo por una o dos semanas, meses, años, para darse una vuelta no por el placer sino por el suplicio infligido por alguien con una mayor capacidad de fuego, logística y dominación. Vacaciones culpables para inocentes. Pero, ¿es inocente Dorita? Nadie es inocente, piensa el torturador sin dejar de tararear su cancioncita. No lo digo yo, regurgita el torturador, lo dice La Biblia. Porque el torturador ha leído La Biblia, no en su totalidad ni de manera lineal, sino por fragmentos, como en un mosaico de escuchas hechas de domingos en la iglesia, de curiosidad ocasional, de oídas y leídas. El paraíso y todo aquello. El pecado original. O la infinitamente superior calidad literaria del Antiguo Testamento, sobre todo cuando se le compara con el nuevo. En eso los judíos son muy superiores a los cristianos. Lirismo. Tensión dramática. Complejidad de los personajes. El día que al Nuevo Testamento le crezca un Cantar de los Cantares hablamos. El problema es que la escritura del Nuevo Testamento ya se dio por concluida. En fin, piensa el torturador o piensa Dorita, poco importa: están tocando la puerta: ahí viene la acción. El torturador deja de cantar. Dorita deja de llorar. Sabe que hay que dejar de sufrir en lo imaginario porque ahí viene lo real. Teme, pero no todavía. Un instrumento animal siendo afinado para el sufrimiento. La frontera de lo real. Espera. La puerta se abre. El torturador recibe a otro hombre. Un hombre que entra con una cámara fotográfica: un artista. Espera. No es un hombre. Es una mujer: una artista. Es que venía cubierta con la sábana negra en donde se sumergen los fotógrafos para hacer sus fotografías: la sábana oscura de los aparatos viejos: una fotógrafa del siglo XIX, conduciendo un enorme aparato de ruedas, una vieja cámara fotográfica con sábana negra y placa de plata. Lo contrario a una tecnología de punta. ¿Tecnología de ...? Debemos aquí detener brevemente la acción para improvisar un antónimo de punta. Algo que no represente el extremo de un arma; algo que no protubere ni hiera: una palabra ancha, instrumental pero rolliza, un vocablo gordo y bueno, demasiado bonachón para escribirlo a punta de lanza o de pistola, demasiado <text:soft-page-break/>impuntual para la hora punta, relajado para exasperar los pelos de punta, lo suficientemente redondo para no poderlo tener nunca en la punta de la lengua. Mango. Hora mango. A punta de mango. Con los pelos de mango. Lo contrario de lo puntiagudo: lo mangograve. Lo contrario de un arma: una fruta. Lo contrario de una amenaza: un color. Lo contrario de una herida: un sabor. Podemos regresar al drama. ¿Dónde estábamos? Lo tengo en el mango de la lengua. Ah, sí, con la tortura de punta. Dorita desnuda. Un torturador que tararea. Una habitación vacía, salvo por dos sillas. Tocan a la puerta. Entra una fotógrafa que parece fotógrafo por encontrarse envuelta en esa sábana negra donde antiguamente los fotógrafos se refugiaban para perpetrar su vicio. Entra empujando una torre mecánica con ruedas, una vieja cámara fotográfica, nada que ver con las cámaras digitales, microscópicas de ahora: todo eso son armas de punta. Esto no. Esto es tecnología viejita, tecnología de mango.</text:p>
      <text:p text:style-name="P1">La fotógrafa se llama Basilia. El torturador se llama Enrique. La torturada, Dorita, pero de ahora en adelante le diremos Dora porque el diminutivo estorba, crea una falsa cercanía con ella, misma que ahora nos estorba, ahora que Dora está a punto de sufrir. </text:p>
      <text:p text:style-name="P1"/>
      <text:p text:style-name="P1">Surge un espacio en blanco. </text:p>
      <text:p text:style-name="P1"/>
      <text:p text:style-name="P1">Los espacios en blanco significan que el tiempo o el espacio están transcurriendo. </text:p>
      <text:p text:style-name="P1"/>
      <text:p text:style-name="P1">Cambio de decorado. </text:p>
      <text:p text:style-name="P1"/>
      <text:p text:style-name="P1">Que entren los tramoyistas. </text:p>
      <text:p text:style-name="P1"/>
      <text:p text:style-name="P1">Que se lleven la trama de la página anterior. </text:p>
      <text:p text:style-name="P1"/>
      <text:p text:style-name="P1">Que traigan una trama nueva. </text:p>
      <text:p text:style-name="P1"/>
      <text:p text:style-name="P1">Un contrapunto de trama para el drama arriba mencionado. Un nuevo drama que ocurre en una calle de París. </text:p>
      <text:p text:style-name="P1"/>
      <text:p text:style-name="P1">Tramoyistas, instalen, durante este largo espacio en blanco, una calle cualquiera de París. Pero sin los lugares comunes. Sin el Sena ni nada de eso. Es más, ni siquiera digan que la calle está en París. Simplemente pongan una calle cualquiera de una ciudad cualquiera. Al rato nos las arreglamos para decir que la calle está en París. A lo mejor ni siquiera es necesario, y así nos ahorramos toda esa clase de cosas absurdas que aparecen en la cabeza de la gente en cuanto un menciona la palabra como París. </text:p>
      <text:p text:style-name="P1"/>
      <text:p text:style-name="P1">Dejen únicamente el farol. No en todas las ciudades hay faroles, pero en París sí y eso está bien. </text:p>
      <text:p text:style-name="P1"/>
      <text:p text:style-name="P1">Terminemos el espacio en blanco con una sombra. La sombra de un matón. Un matón mexicano. Junto al matón, aparece proyectada la cifra que sintetiza su salario. La cifra no forma parte de la realidad, es una proyección. Que aparezca y desaparezca. Una cifra de luz junto a la sombra, representando el sueldo del matón. No gana tanto dinero porque no es un matón de personas, como los que todo el mundo conoce por haber visto series policiacas a las once de la noche. No. Este es un matón de fotografías. Un especialista en la destrucción de imágenes humanas. Un antropoiconoclasta. Para acabar pronto: un fotomatón. Pero por favor, caracterícenlo con todos los atributos de un matón tradicional: corpulencia, barba rala, lentes oscuros, pelo negro, ojos cafés, manos en los bolsillos, piernas gruesas y actitud corporal propia de quien han liberalizado todas y cada una de sus barreras éticas para ser capaces de acabar con la vida de una persona, un ser vivo, en este caso un humano, a cambio de dinero. La única diferencia este no asesina humanos, sino fotografías, pero por ahora esa diferencia no es significativa. Queremos que, al verlo, la gente sienta el mismo miedo que siente al ver los matones de las series policiacas. Ese miedo tranquilizador: el <text:soft-page-break/>mundo está lleno de gente así, pero a mí no me va a pasar nada porque yo estoy al calor de mi casa, de mi trabajo, de mi televisión, de mi familia. Eso le pasa a los demás. A los que no están aquí, viendo series policiacas por televisión. </text:p>
      <text:p text:style-name="P1"/>
      <text:p text:style-name="P1">La escena es muy breve. Casi un <text:span text:style-name="T1">flashback</text:span>. ¿Cómo demonios se puede decir <text:span text:style-name="T1">flashback </text:span>sin tener que contorsionar la lengua española con una pronunciación inglesa? Detengamos aquí la acción para buscar una palabra que nos permita fotosintetizar en español la palabra <text:span text:style-name="T1">flashback</text:span><text:span text:style-name="T2"> en una palabra que contenga luz y memoria, resplandor y pasado, una palabra.instante capaz de abrir un pasaje en el decurso dramático del relato y transportarnos a otro tiempo, mezcla de regresión, evocación y el antónimo memorioso de la amnesia. Por ejemplo: retromnesia. <text:s/></text:span></text:p>
      <text:p text:style-name="P1"/>
      <text:p text:style-name="P1">En las series policiacas, la retromnesia viene pintada de color sepia. Así se sabe que es pasado, que el personaje era un niño, un joven, alguien distinto, alguien perfectamente ignorante de que algún día su vida daría un giro trágico, digno de serie porno.policiaca. </text:p>
      <text:p text:style-name="P1"/>
      <text:p text:style-name="P1">Las series porno.policiacas son series donde se aprovecha el canon de la serie policiaca (¿ya agarraron al asesino?) para hacer alarde de violencia, exhibir sin moderación el cuerpo y sus intestinos y poner en escena una crueldad necrófila hasta crear un clima de opresión sádica en donde el único oasis posible es una pausa comercial. </text:p>
      <text:p text:style-name="P1"/>
      <text:p text:style-name="P1">Por cierto, tramoyistas, qué horrible palabra esa de retromnesia. Suena mucho mejor <text:span text:style-name="T1">flashback. </text:span></text:p>
      <text:p text:style-name="P2"/>
      <text:p text:style-name="P3">Decíamos que la escena ocurre en París, bajo un farol en cuyo muro se proyecta la sombra de un matón, o mejor aún, el matón mismo de espaldas contra la pared, fumándose un cigarro a la luz del farol, con la mirada dirigida insistentemente hacia la longitud de la calle, que por supuesto nosotros no alcanzamos a ver, y por donde presumiblemente aparecerá la víctima que espera. Resumiendo: un matón de noche, un matón esperando a su víctima bajo un farol. </text:p>
      <text:p text:style-name="P3"/>
      <text:p text:style-name="P1">Escúchese aquí un grillo. La garganta del grillo posee la enorme virtud dramática de amueblar la espera. Su agudeza característica es a la vez sinónimo de que no está pasando nada y augurio de que todo está por pasar. No importa que no haya grillos en París. Esos detalles los arreglamos después. </text:p>
      <text:p text:style-name="P1"/>
      <text:p text:style-name="P1">La escena ocurre muy rápido. La víctima aparece. Es una víctima calcada de las series porno.policiacas: por supuesto inocente, de preferencia mujer, guapa de una belleza que no es de largometraje ni de anuncio publicitario. Guapa, pues, de una belleza perfectamente normal, belleza de estudiante, abogada o secretaria, podría tratarse de cualquiera de nosotros, casi se podría decir que su belleza emana de su inminente condición de víctima. Belleza a punto de matón. </text:p>
      <text:p text:style-name="P1"/>
      <text:p text:style-name="P1">La escena ocurre muy rápido, insisto. La víctima mete la llave en la cerradura de una puerta que no habíamos visto, pero que el talento giratorio de la tramoya nos revela justo ahora, en el preciso instante (porque no hay instante que no haya nunca dejado de ser preciso) en que el matón impide el cierre de la puerta, fuerza la entrada, extrae un arma de punta desde el fondo de su abrigo (tampoco habíamos visto el abrigo) y fuerza el paso hasta el departamento de la víctima, que como buena víctima no hace nada para salvarse, muy por el contrario, precipita con sus actos el desenlace de su destino. La punta del arma brilla en la calma de la noche. Ya no se escuchan los grillos. Se escucha solamente el subibaja aterrorizado de la respiración de la víctima. Faringe rápida. Pulmones infla.desinflándose precipitadamente. Esos somos los animales ante el miedo. </text:p>
      <text:p text:style-name="P1"/>
      <text:p text:style-name="P1">La víctima se llama Andrea, pero en sí no importa. Lo que importa es el acto de nombrarla, es decir de encarnar el miedo en carne y hueso, valga la redundancia, sembrándolo en un cuerpo que al nombrarse se convierte en un medio perfecto de transmisión: esto nos puede pasar a todos porque todos, como Andrea, tenemos un nombre, una profesión (Andrea es diseñadora), una edad (28 años) <text:soft-page-break/>y un lugar en donde guarecerse de la noche (Andrea vive en la única calle con grillos de París). Parco de palabras, la punta del arma en ristre, el fotomatón ejerce su trabajo: intimida a la víctima, patea las bibliotecas, rompe la pantalla de plasma del televisor, crea un caos de vajillas rotas: no le importa que lo escuchen los vecinos: su trabajo es que Andrea (y todos aquellos capaces de identificarse, de ponerse en el lugar de Andrea) aprenda quién tiene la sartén por el mango, quién manda aquí. Y en China. Y en París. ¿Me entendiste?</text:p>
      <text:p text:style-name="P1"/>
      <text:p text:style-name="P1">Andrea, por su parte, es una víctima ejemplar: se cubre la cabeza con los brazos, teme encorvada debajo de una mesa, llora, pregunta ¿qué quieres de mí?. Terminada la fase de derribo intimidatorio, el fotomatón enciende el segundo cigarrillo de la noche, se sienta en el sillón y, con palabras parcas, <text:s/>enumera las alternativas: o bajas inmediatamente esa foto de internet, o inmediatamente te doy de baja a ti. ¿Cuál foto? pregunta Andrea, que es diseñadora y manipula centenares de fotos al día. ¿Cuál foto?, vuelve a preguntar, pero esta vez las palabras salen de su boca dentro de una burbuja de baba y llanto, acaso hasta algo de arrepentimiento, como en una metáfora interrogativa: ¿todo esto por culpa de una foto, una sola foto?</text:p>
      <text:p text:style-name="P1"/>
      <text:p text:style-name="P1">Sí, una foto, mijita, parecen resoponder las bocanadas de humo del fotomatón. La foto de Dorita. No conozco ninguna Dorita. Doña Dora, insiste el asesino, no te hagas pendeja, bien que la subiste ayer a tu página de internet. Andrea se lleva las manos a la cabeza. El miedo baraja ahora las peores posibilidades. ¿Cuál Dora, insiste? La señora de lentes, cuello tortura y un broche muy bonito con forma de sol. ¿La del pelo recogido? Sí, doña Dorita. Ándale, sé buena y sal de ahí de abajo de la mesa. Ven. Vamos a tu computadora. La vas a encender y vas a eliminar la foto de tu página. Luego me vas a dar el original. Me lo tengo que llevar. ¿Te queda claro? Ya sé a que foto te refieres. Me la encontré en la calle y la subí a mi sitio. No conozco a la señora de la foto. La borro del internet inmediatamente, pero el original no lo tengo aquí. ¿Dónde tienes el original? En mi trabajo. Vamos por él. Ya están cerradas las oficinas. Ya es de noche. ¿A qué hora abren? A las ocho. Muy bien. Búscate entonces un buen tema de conversación, porque mañana tempranito vamos por ella; me voy a quedar aquí hasta mañana; ¿tienes para hacer café?</text:p>
      <text:p text:style-name="P1"/>
      <text:p text:style-name="P1">Grillos. Silencio. Tramoyistas. Telón. </text:p>
      <text:p text:style-name="P1"/>
      <text:p text:style-name="P1"/>
      <text:p text:style-name="P1">____________________</text:p>
      <text:p text:style-name="P1"/>
      <text:p text:style-name="P2">Regresamos con Dorita. ¿Por qué la torturan? No sabemos. Pero la retratan y luego la matan. Se explica el mecanismo de las fotografías vivas. </text:p>
      <text:p text:style-name="P2"/>
      <text:p text:style-name="P2"/>
      <text:h text:style-name="Heading_20_1" text:outline-level="1">Notas</text:h>
      <text:p text:style-name="Text_20_body">El estrés oxidativo (sacar). </text:p>
      <text:p text:style-name="Text_20_body">Narrador teatral vs narrador conmovedor. </text:p>
      <text:p text:style-name="Text_20_body">El espacio en blanco es teatro</text:p>
      <text:p text:style-name="Text_20_body">El segundo narrador (de teatro) contra el primer narrador (3a persona tradicional)</text:p>
      <text:p text:style-name="Text_20_body">El 1o está más cerca de la escena. El 2o es un telespectador porque está a salvo. La tv te pone a salvo. Distancia de protección. La tele nos da una distancia de protección. </text:p>
      <text:p text:style-name="Text_20_body">Andrea y Dorita se confunden. Hay un juego de palabras con el flashback. Parece que el flashback es hacia el pasado. No se entiende que esa escena es del futuro. Uno piensa que es Dora a la que están atrapando para luego torturarla. El lector espera que se hable de Dora. </text:p>
      <text:p text:style-name="Text_20_body"><text:soft-page-break/>El flashback va para atrás. Pero lo que estoy haciendo no es un flashback, sino un flashforward. </text:p>
      <text:p text:style-name="Text_20_body">La misma voz pero diferente registro entre 1o y 2o. “Narrador inteligente” vs “narrador tradicional”. </text:p>
      <text:h text:style-name="Heading_20_1" text:outline-level="1">Descartes</text:h>
      <text:p text:style-name="Standard">{{ ^ ^ }}</text:p>
      <text:p text:style-name="Standard"/>
      <text:p text:style-name="Standard">Daniela llega a su casa, abre la puerta del edificio, sube las escaleras, mete la llave de seguridad en la puerta de su departamento, entre, enciende la luz. Una secuencia de actos coherentes con el significado del verbo llegar. Llegar de noche a la casa de uno, de regreso de algún lugar. La secuencia cabe en cualquier ser humano urbano, trabajador de lunes a viernes. En casa se desayuna, se cena y se duerme, pero la vida diurna sucede en la oficina, tierra prometida del trabajador. No es el caso de Daniela porque ella no tiene un trabajo tan rutinario. Daniela es fotógrafa. La rutina de los fotógrafos es algo más caprichosa, pero a veces también sucede que coincide con la de los oficinistas comunes y corrientes, humanos, urbanos, que regresan a su casa por la noche, tras haber librado la odisea cotidiana, vencedores o vencidos, gente que se trenza profesión a cuerpo contra la realidad. Muy cansado ha sido su día, por la muñeca de Daniela gira la llave con impaciencia, pensando en una cena rápida y de ahí directo a las cobijas, la cama, otra odisea nocturna, esta sola, automática, horizontal. ¿Los artistas siguen siendo artistas cuando duermen? ¿Qué parte de ellos permanece dedicada al arte, y cuál se da a la fuga, hacia cualquier otra profesión imaginaria que no implique ni originalidad ni capacidad de observación ni talento ni destreza plástica. Artistas que sueñan que son plomeros. Artistas que sueñan que desaparecen bajo el principio de que el arte no se crea ni se destruye, sólo se transforma: artistas que sueñan que al despertar ya no son artistas, sino obras de arte, objetos dignos de contemplación, carne de subasta. ¿Qué sueñan los fotógrafos, como Daniela? ¿Imágenes o palabras? ¿Obturadores, filtros, tiempos de exposición, ojos abiertos dentro de espirales negras? </text:p>
      <text:p text:style-name="Standard">Daniela es fotógrafa pero no tiene cámara fotográfica. Ella prefiere trabajar con fotos de segunda mano, imágenes que ya pasaron por el ojo, la cámara, la manipulación de algún otro fotógrafo. A veces usa la publicidad de las calles, las fotos de las revistas, o hasta los muros con retratos del empleado del mes. Otras veces es aún más radical: anda por la calle con la vista pegada al suelo, buscando objetos personales perdidos, fotos de identidad. ¿Cuántas fotos de identidad se toma una persona a lo largo de su vida? Esas fotos le gustan particularmente a Daniela. A nadie se le ocurre que esas tomas frontales, pelo recogido, postura firma, mirada directa, gesto neutro sin cabello en la frente ni sombrero, puedan ser consideradas arte. Nada de eso. Las fotos de identidad son burocracia, subordinación visual, la cara puesta al servicio de los engranajes de identificación del estado. Daniela trabaja en una exposición de fotos de identidad extraviadas por sus dueños, perdidas por ahí, olvidadas en la fotocopiadora, extraviadas accidentalmente frente al torniquete del metro, o tiradas a la basura en una gran limpieza por haber alcanzado su fecha de caducidad. Daniela recoge <text:s/>esas fotos, los despoja del documento que a veces insiste en acompañarlas y las sube al internet buscando que alguien cuente, investigue o invente la historia de la foto. </text:p>
      <text:p text:style-name="Standard">No recuerda dónde encontró la foto de Dorita Garay. Pudo ser en una máquina para tomar fotos oficiales, olvidada el compartimiento inferior a donde van a caer los rostros cuando su revelado está listo. ¿Cómo supo que la mujer de la foto se llama Dorita Garay? Se lo acaba de decir el hombre que entró a su casa sin avisarle. El susto de su vida. Al verlo ahí, encasquetado en un gorra verde, con el cabello cortado al ras, a la manera de los militares, Daniela se lleva e susto de su vida. ¿Quién es usted y quién le dio permiso de entrar aquí a mi casa? Vengo por la foto de Dorita. ¿Cuál Dorita? ¿De qué me está hablando? Lárguese si no quiere que llame a la policía. Inténtelo, responde el sorpresivo visitante. No se espante. No te voy a lastimar si cooperas. Nada más vengo a que destruyamos juntos la foto de Dorita Garay que pusiste en tu página de internet. <text:s/></text:p>
      <text:p text:style-name="Standard"/>
      <text:p text:style-name="Standard">{{ ~ ~ }}</text:p>
      <text:p text:style-name="Standard"><text:soft-page-break/></text:p>
      <text:p text:style-name="Standard">Daniela es una artista comprometida con una idea muy clara de lo que es el arte. Para Daniela, el arte consiste en infundir vida. Construir sistemas cuyos elementos, al ser yuxtapuestos en un orden preciso, produzcan un organismo vivo, un objeto autónomo cuyo aspecto varía conforme pasa el tiempo. Arte significa alguimia paracientífica: crear objetos vivos con procedimientos que nada tienen que ver con la biología. Un bosque de fotos de identidad, historias falsas que al momento de observar a los fotografiados son más verosímiles que las verdaderas. Vida artificial. Simuladores de vida. Vida falsa. Vida alquimia. </text:p>
      <text:p text:style-name="Standard">No sabe usted con quien se está metiendo, amenaza el intruso. Daniela camina lentamente hacia la puerta de la casa, sopesando cada paso de su cuerpo contra la postura de su adversario: en cuanto saque el arma me detengo. Pero el intruso no se mueve, la deja llegar hasta la puerta, girar la perilla, cerciorarse de que no se puede abrir: alguien la está bloqueando desde afuera. </text:p>
      <text:p text:style-name="Standard">Daniela de pronto se ve dentro de una serie policiaca, se imagina en primera persona todas las vejaciones de la primera temporada juntas. El intruso no parpadea siquiera. Repite: vengo para destruir la foto de Dorita Garay. Vengo a quitar el retrato de Dorita de internet. No me obligues a obligarte. </text:p>
      <text:p text:style-name="Standard"/>
      <text:p text:style-name="Standard"/>
      <text:p text:style-name="Standard">{{* *}}</text:p>
      <text:p text:style-name="Standard"/>
      <text:p text:style-name="Standard">El nombre le suena mucho a Daniela. Dora Garay, Dora Garay, ¿la conozco? Seguramente. Hace diez años Dora vino a estudiar aquí, a esta ciudad. No sería raro que la hayas conocido. Porque Dora ya murió. Por eso es que estoy aquí. Si estuviera viva no daríamos un centavo por ella. Pero está muerta. Y en este momento hay alguien volviéndose loco por que extravió esa foto que tú encontraste y subiste a internet. Esa foto que vas a bajar inmediatamente. </text:p>
      <text:p text:style-name="Standard">El intruso se estira, echa la mano hacia atrás del pantalón y saca una pistola calibre 45. El gesto no es para nada amenazador. Al contrario, Daniela se sorprende que el resultado final de la acción haya sido la exhibición de un arma. Ella creía que el hombre se iba a rascar. ¿Tiene miedo, Daniela? Sí, pero también curiosidad. El hombre que la amenaza no es para nada amenazador. Y ella ya entendió que la cuestión se resuelve fácilmente. Bajar la foto del internet. Acaso destruir el original. ¿Qué quiere, entonces? ¿Por qué no lo hace? Hipótesis: antes que el miedo, antes que la sorpresa, antes que el exabrupto de encontrarse a un desconocido en la sala de su casa y a otros tantos invisibles bloqueando desde afuera la puerta de entrada, Daniela quiere saber qué tiene esa foto. Una imagen capaz de hacer viajar lo inverosimil. Porque la escena del matón, el calibre cuarenta y cinco y las amenazas está bien para Estados Unidos, México o cualquier otro lugar de Latinoamérica. Pero no para Europa. En Europa nunca pasa nada. En Europa todo lo que tenía que pasar ya pasó. Por eso Daniela eligió este continente: por su anticlímax. Más precisamente París. ¿A quién se le podría ocurrir enviar matones a París para destruir un simple retrato de una señora de sesenta y tantos, pelo entrecano, mirada de abuela perfecta, gafas de armazón dorado, aretes discretos y suéter de cuello tortura discretamente decorado con un brochecito de latón prendido del cuello? </text:p>
      <text:p text:style-name="Standard">Cuéntame la historia. ¿Quién es Dorita Garay? En cuanto me la cuentes, la borro. Tienes que borrarla antes de la media noche. Si no, los patrones van a mandar a alguien más salvaje, que no va a tener miramientos. ¡Media noche! Apenas son las nueve. Tenemos tiempo. Dime. </text:p>
      <text:p text:style-name="Standard"/>
      <text:p text:style-name="Standard">{{ ñ ñ }}</text:p>
      <text:p text:style-name="Standard"/>
      <text:p text:style-name="Standard">Mi chamba era más fácil cuando las fotos eran solamente de papel. Bastaba con destruir la foto y ya. Había copias, claro, había hasta fotocopias, pero todo aquello era suceptible de aniquilación por fuego. Un cerillo, unas tijeras, un vaso de agua <text:s/>y la imagen desaparece para siempre. Que tiempos. Ahora la chamba es una pesadilla. Pinches fotos, ¿de qué son ahora? ¡Sólo Dios sabe! De nada. De electrones. De luz cableada que se propaga y reproduce por todo el mundo en menos de lo que canta este cañón de 45. Una maldita plaga esa red. ¿Sabes que hemos llegado a considerar la posibilidad <text:soft-page-break/>de poner volar el Silicon Valley? Volar las máquinas. De plano. ¿O qué otro otra se te ocurre para destruir fotografías que ya todo el mundo reprodujo por doquier en red? Vamos aprendiendo, claro. Nada mejor que las viejas tecnologías para combatir a las nuevas. No, no son necesarias las bombas. Basta con contactar al dueño de la página, al editor, al mamón irresponsable que subió la foto sin tener idea de lo que estaba haciendo. Le hacemos llegar amenazas de muerte. Son muy miedosos los que traen la tecnología puesta. Casi siempre son gentes que prefieren la seguridad de una computadora al riesgo de andar ahí, pateando las banquetas con una 45 metida en el cinturón. Quita la 45 y ponle lo que quieras. Una esposa y dos hijos. Un trabajo de mesera. Una cabina de radio en Hermosillo. Una campaña política. No. Los de la tecnología son sedentarios. El teclado es su trono. La pantalla es su hogar. Comen, cogen, duermen junto a la computadora. Les dicen adictos a los drogadictos pero ellos son peores. Ellos prefieren hablar con máquinas que con hombres, y si no se envuelven en una máquina nomás no están agusto para salir al mundo. Míralos, andan por la calle con sus audífonos, su vista cansada, concentrada en el aparartito. Son los de la tecnología. ¿Tú crees que van a andar aguantando amenazas de muerte? Mucho menos si provienen de un guarro como yo. Guarro por fuera. Por dentro soy bien culto. Estudié literatura. Estudié ingeniería. Fui al seminario. Me corrieron del ejército. Anduve en Hanoi. He hecho de todo. Ahora me dedico a destruir fotografías. No cualquier fotografía. Nomás las que se hacen viejas. No me preguntes cómo le hice para entrar en tu casa. Nada más hazte a la idea de que estoy aquí, traigo una 45 entre el cinturón y la cintura. Puedes llamar a la policía. Puedes poner una demanda. Tus iniciativas me la pelan. Estoy aquí, en la sala de tu casa, amenazándote claramente: o bajas esa foto del internet o te damos de baja a ti. ¿Cómo la v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6:03:15</meta:creation-date>
    <dc:date>2011-07-19T11:25:40</dc:date>
    <meta:editing-duration>PT2H29M43S</meta:editing-duration>
    <meta:editing-cycles>12</meta:editing-cycles>
    <meta:generator>LibreOffice/3.3$Linux LibreOffice_project/330m19$Build-202</meta:generator>
    <meta:document-statistic meta:table-count="0" meta:image-count="0" meta:object-count="0" meta:page-count="7" meta:paragraph-count="50" meta:word-count="4477" meta:character-count="26059"/>
  </office:meta>
</office:document-meta>
</file>